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4.804cm"/>
    </style:style>
    <style:style style:name="gr5" style:family="graphic" style:parent-style-name="standard">
      <style:graphic-properties draw:textarea-horizontal-align="justify" draw:textarea-vertical-align="middle" draw:auto-grow-height="false" fo:min-height="2.014cm" fo:min-width="4.7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36cm" fo:min-width="4.94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2cm" svg:x="2cm" svg:y="15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297cm" svg:height="0.962cm" svg:x="2cm" svg:y="18.4cm">
          <draw:text-box>
            <text:p>Admin</text:p>
          </draw:text-box>
        </draw:frame>
        <draw:line draw:style-name="gr3" draw:text-style-name="P3" draw:layer="layout" svg:x1="5cm" svg:y1="16.3cm" svg:x2="9.9cm" svg:y2="12.7cm">
          <text:p/>
        </draw:line>
        <draw:custom-shape draw:style-name="gr4" draw:text-style-name="P1" draw:layer="layout" svg:width="7.5cm" svg:height="3cm" svg:x="10.3cm" svg:y="10.7cm">
          <text:p text:style-name="P1">Index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4cm" svg:height="3.2cm" svg:x="10.8cm" svg:y="16.5cm">
          <text:p text:style-name="P1">Page re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5cm" svg:y1="13.9cm" svg:x2="15.5cm" svg:y2="16.3cm">
          <text:p text:style-name="P1"/>
        </draw:line>
        <draw:frame draw:style-name="gr2" draw:text-style-name="P2" draw:layer="layout" svg:width="5.04cm" svg:height="0.962cm" svg:x="15.26cm" svg:y="14.7cm">
          <draw:text-box>
            <text:p>Envoie donnees</text:p>
          </draw:text-box>
        </draw:frame>
        <draw:line draw:style-name="gr3" draw:text-style-name="P3" draw:layer="layout" svg:x1="12.6cm" svg:y1="16.2cm" svg:x2="12.6cm" svg:y2="14cm">
          <text:p/>
        </draw:line>
        <draw:frame draw:style-name="gr2" draw:text-style-name="P2" draw:layer="layout" svg:width="2.157cm" svg:height="0.962cm" svg:x="10.9cm" svg:y="14.9cm">
          <draw:text-box>
            <text:p>retour</text:p>
          </draw:text-box>
        </draw:frame>
        <draw:line draw:style-name="gr3" draw:text-style-name="P3" draw:layer="layout" svg:x1="10.2cm" svg:y1="6.7cm" svg:x2="13.1cm" svg:y2="10.4cm">
          <text:p/>
        </draw:line>
        <draw:custom-shape draw:style-name="gr7" draw:text-style-name="P1" draw:layer="layout" svg:width="7.7cm" svg:height="2.1cm" svg:x="5.9cm" svg:y="4.5cm">
          <text:p text:style-name="P1">Tableau associat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5:32:27.362841390</meta:creation-date>
    <dc:date>2017-09-11T16:33:03.140878990</dc:date>
    <meta:editing-duration>PT46M14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